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LimitedCollector.isGree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ceededException.getLastDocCol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ceededException.getTime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Thread.getMilli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ceededException.TimeExceededException( long timeAllowed , long timeElapsed , int lastDocCol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LimitedCollector.collect( final int doc , final float sc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LimitedCollector.setResolution( long new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LimitedCollector.setGreedy( boolean gree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Thread.Tim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ExceededException.getTimeElap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LimitedCollector.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LimitedCollector.TimeLimitedCollector( final HitCollector hc , final long time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rThread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